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ttp://javascript.ru/Math</text:h>
      <text:p text:style-name="Standard">http://learn.javascript.ru/operators</text:p>
      <text:p text:style-name="Standard"><text:a xlink:type="simple" xlink:href="http://learn.javascript.ru/comparison">http://learn.javascript.ru/comparison</text:a></text:p>
      <text:p text:style-name="Standard">http://learn.javascript.ru/logical-ops</text:p>
      <text:p text:style-name="Standard"><text:a xlink:type="simple" xlink:href="http://learn.javascript.ru/bitwise-operators">http://learn.javascript.ru/bitwise-operators</text:a></text:p>
      <text:p text:style-name="Standard">http://learn.javascript.ru/uibasic</text:p>
      <text:p text:style-name="Standard">http://learn.javascript.ru/ifelse</text:p>
      <text:p text:style-name="Standard">http://learn.javascript.ru/switch</text:p>
      <text:p text:style-name="Standard">http://learn.javascript.ru/while-for</text:p>
      <text:p text:style-name="Standard">http://learn.javascript.ru/break-contin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DT22H23M9S</meta:editing-duration>
    <meta:editing-cycles>17</meta:editing-cycles>
    <meta:generator>OpenOffice.org/3.3$Win32 OpenOffice.org_project/330m20$Build-9567</meta:generator>
    <dc:date>2014-12-01T21:37:59.84</dc:date>
    <meta:document-statistic meta:table-count="0" meta:image-count="0" meta:object-count="0" meta:page-count="1" meta:paragraph-count="10" meta:word-count="10" meta:character-count="357"/>
    <meta:user-defined meta:name="Info 1"/>
    <meta:user-defined meta:name="Info 2"/>
    <meta:user-defined meta:name="Info 3"/>
    <meta:user-defined meta:name="Info 4"/>
  </office:meta>
</office:document-meta>
</file>